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za mı bu</text:p>
      <text:p text:style-name="Text_20_body">Çektiğim çile mi</text:p>
      <text:p text:style-name="Text_20_body">Yıllardır tuttuğum nöbet bitmeyecek mi?</text:p>
      <text:p text:style-name="Text_20_body">Bir küçük kar tanesi gibiyim</text:p>
      <text:p text:style-name="Text_20_body">Avucunda eriyen dön bebeğim</text:p>
      <text:p text:style-name="Text_20_body"/>
      <text:p text:style-name="Text_20_body">Gözyaşlarını görürsem</text:p>
      <text:p text:style-name="Text_20_body">Erir kanatlarım</text:p>
      <text:p text:style-name="Text_20_body">Uçamam rüyalarında yanına</text:p>
      <text:p text:style-name="Text_20_body">Sonsuzluk senle başladı</text:p>
      <text:p text:style-name="Text_20_body">O küçük dünyamda</text:p>
      <text:p text:style-name="Text_20_body">Unutma gittiğinde yarım kaldım</text:p>
      <text:p text:style-name="Text_20_body"/>
      <text:p text:style-name="Text_20_body">Çöllerdeyim yanıyorum</text:p>
      <text:p text:style-name="Text_20_body">Kutuptayım üşüyorum</text:p>
      <text:p text:style-name="Text_20_body">Ceza benim çekiyorum ne olur dön</text:p>
      <text:p text:style-name="Text_20_body">Uzanıyorum tutamıyorum</text:p>
      <text:p text:style-name="Text_20_body">Özlüyorum ağlıyorum</text:p>
      <text:p text:style-name="Text_20_body">Yasak mısın anlamıyorum ne olur dön</text:p>
      <text:p text:style-name="Text_20_body"/>
      <text:p text:style-name="Text_20_body">Sevmesen de beni özledim sesini</text:p>
      <text:p text:style-name="Text_20_body">Git desem de yine gitmesen</text:p>
      <text:p text:style-name="Text_20_body">Yıllardır çektiğim bu hasret mi çile mi?</text:p>
      <text:p text:style-name="Text_20_body">Haram mısın bana bi' bilsem</text:p>
      <text:p text:style-name="Text_20_body"/>
      <text:p text:style-name="Text_20_body">Sevmesen de beni özledim sesini</text:p>
      <text:p text:style-name="Text_20_body">Git desem de yine gitmesen</text:p>
      <text:p text:style-name="Text_20_body">Yıllardır çektiğim bu hasret mi çile mi?</text:p>
      <text:p text:style-name="Text_20_body">Haram mısın bana bi' bilsem</text:p>
      <text:p text:style-name="Text_20_body"/>
      <text:p text:style-name="Text_20_body"><text:soft-page-break/>Bebeğim benim hayalet sevgilim</text:p>
      <text:p text:style-name="Text_20_body">Bebeğim benim hayalet sevgilim</text:p>
      <text:p text:style-name="Text_20_body"/>
      <text:p text:style-name="Text_20_body">Hayalet sevgilim</text:p>
      <text:p text:style-name="Text_20_body"/>
      <text:p text:style-name="Text_20_body">Çöllerdeyim yanıyorum</text:p>
      <text:p text:style-name="Text_20_body">Kutuptayım üşüyorum</text:p>
      <text:p text:style-name="Text_20_body">Ceza benim çekiyorum ne olur dön</text:p>
      <text:p text:style-name="Text_20_body">Uzanıyorum tutamıyorum</text:p>
      <text:p text:style-name="Text_20_body">Özlüyorum ağlıyorum</text:p>
      <text:p text:style-name="Text_20_body">Yasak mısın anlamıyorum ne olur dön</text:p>
      <text:p text:style-name="Text_20_body"/>
      <text:p text:style-name="Text_20_body">Sevmesen de beni özledim sesini</text:p>
      <text:p text:style-name="Text_20_body">Git desem de yine gitmesen</text:p>
      <text:p text:style-name="Text_20_body">Yıllardır çektiğim bu hasret mi çile mi?</text:p>
      <text:p text:style-name="Text_20_body">Haram mısın bana bi' bilsem</text:p>
      <text:p text:style-name="Text_20_body"/>
      <text:p text:style-name="Text_20_body">Sevmesen de beni özledim sesini</text:p>
      <text:p text:style-name="Text_20_body">Git desem de yine gitmesen</text:p>
      <text:p text:style-name="Text_20_body">Yıllardır çektiğim bu hasret mi çile mi?</text:p>
      <text:p text:style-name="Text_20_body">Haram mısın bana bi' bilsem</text:p>
      <text:p text:style-name="Text_20_body"/>
      <text:p text:style-name="Text_20_body">Bebeğim benim hayalet sevgilim</text:p>
      <text:p text:style-name="Text_20_body">Bebeğim benim hayalet sevgilim</text:p>
      <text:p text:style-name="Text_20_body"/>
      <text:p text:style-name="Text_20_body">Hayalet sevgilim</text:p>
      <text:p text:style-name="Text_20_body">Hayalet sevgili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5:40:13.145214198</meta:creation-date>
    <dc:date>2022-06-22T15:42:24.267691428</dc:date>
    <meta:editing-duration>PT2M13S</meta:editing-duration>
    <meta:editing-cycles>1</meta:editing-cycles>
    <meta:document-statistic meta:table-count="0" meta:image-count="0" meta:object-count="0" meta:page-count="2" meta:paragraph-count="46" meta:word-count="187" meta:character-count="1210" meta:non-whitespace-character-count="1069"/>
    <meta:generator>LibreOffice/7.3.4.2$Linux_X86_64 LibreOffice_project/30$Build-2</meta:generator>
  </office:meta>
</office:document-meta>
</file>